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5-10-2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5-07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5-05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796" calcext:value-type="float">
            <text:p>101.7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5-02-0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4-11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4-07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3536" calcext:value-type="float">
            <text:p>105.2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4-04-1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4-02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9344" calcext:value-type="float">
            <text:p>100.6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3-11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9776" calcext:value-type="float">
            <text:p>101.8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3-07-18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9696" calcext:value-type="float">
            <text:p>105.0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3-04-2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4536" calcext:value-type="float">
            <text:p>101.8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3-02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0008" calcext:value-type="float">
            <text:p>105.2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2-04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2-02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1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132" calcext:value-type="float">
            <text:p>105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1-07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1-04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1-03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0-10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20-02-1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3896" calcext:value-type="float">
            <text:p>100.5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9-07-0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8-10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8-04-25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8-02-1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7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7-04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7-02-1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6-10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6-07-1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6-04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4112" calcext:value-type="float">
            <text:p>95.3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6-02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2015-10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4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3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2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91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9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8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8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7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6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6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5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5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5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5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4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3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8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9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8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7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6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5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4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3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70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9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8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7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6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5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4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3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2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1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60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9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8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7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6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5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667</text:p>
          </table:table-cell>
          <table:table-cell office:value-type="string" calcext:value-type="string">
            <text:p>04N/27E-18CDB</text:p>
          </table:table-cell>
          <table:table-cell office:value-type="string" calcext:value-type="string">
            <text:p>1954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02" meta:object-count="0"/>
    <meta:user-defined meta:name="AppVersion">3.0</meta:user-defined>
  </office:meta>
</office:document-meta>
</file>